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onospace1" svg:font-family="Monospace" style:font-family-generic="roman"/>
    <style:font-face style:name="Lohit Hindi" svg:font-family="'Lohit Hindi'" style:font-family-generic="system"/>
    <style:font-face style:name="OpenSymbol" svg:font-family="OpenSymbol" style:font-family-generic="system"/>
    <style:font-face style:name="Monospace" svg:font-family="Monospace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efault_20_Text">
      <style:text-properties officeooo:paragraph-rsid="0007d1c3"/>
    </style:style>
    <style:style style:name="P2" style:family="paragraph" style:parent-style-name="Default_20_Text">
      <style:text-properties officeooo:paragraph-rsid="000ccab5"/>
    </style:style>
    <style:style style:name="P3" style:family="paragraph" style:parent-style-name="Default_20_Text">
      <style:text-properties fo:font-size="10pt" officeooo:paragraph-rsid="000ccab5" style:font-size-asian="8.75pt" style:font-size-complex="10pt"/>
    </style:style>
    <style:style style:name="P4" style:family="paragraph" style:parent-style-name="Default_20_Text">
      <style:text-properties style:font-name="Georgia"/>
    </style:style>
    <style:style style:name="P5" style:family="paragraph" style:parent-style-name="Default_20_Text">
      <style:paragraph-properties fo:text-align="center" style:justify-single-word="false"/>
      <style:text-properties style:font-name="Georgia" fo:font-size="14pt" style:font-size-asian="14pt" style:font-size-complex="14pt"/>
    </style:style>
    <style:style style:name="P6" style:family="paragraph" style:parent-style-name="Default_20_Text">
      <style:paragraph-properties fo:text-align="center" style:justify-single-word="false"/>
      <style:text-properties style:font-name="Georgia"/>
    </style:style>
    <style:style style:name="P7" style:family="paragraph" style:parent-style-name="Default_20_Text">
      <style:text-properties style:font-name="Georgia" fo:font-size="10pt" style:font-size-asian="10pt" style:font-size-complex="10pt"/>
    </style:style>
    <style:style style:name="P8" style:family="paragraph" style:parent-style-name="Default_20_Text">
      <style:text-properties style:font-name="Georgia" fo:font-size="10pt" officeooo:rsid="0007d1c3" officeooo:paragraph-rsid="0007d1c3" style:font-size-asian="10pt" style:font-size-complex="10pt"/>
    </style:style>
    <style:style style:name="P9" style:family="paragraph" style:parent-style-name="Default_20_Text">
      <style:text-properties style:font-name="Georgia" fo:font-size="10pt" officeooo:paragraph-rsid="0007d1c3" style:font-size-asian="10pt" style:font-size-complex="10pt"/>
    </style:style>
    <style:style style:name="P10" style:family="paragraph" style:parent-style-name="Default_20_Text">
      <style:paragraph-properties fo:text-align="center" style:justify-single-word="false"/>
      <style:text-properties style:font-name="Georgia" fo:font-size="10pt" officeooo:paragraph-rsid="0008e3c0" style:font-size-asian="10pt" style:font-size-complex="10pt"/>
    </style:style>
    <style:style style:name="P11" style:family="paragraph" style:parent-style-name="Default_20_Text">
      <style:paragraph-properties fo:text-align="start" style:justify-single-word="false"/>
      <style:text-properties style:font-name="Georgia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/>
      <style:text-properties style:font-name="Georgia" fo:font-size="10pt" officeooo:paragraph-rsid="0008e3c0" style:font-size-asian="10pt" style:font-size-complex="10pt"/>
    </style:style>
    <style:style style:name="P13" style:family="paragraph" style:parent-style-name="Default_20_Text">
      <style:paragraph-properties fo:text-align="start" style:justify-single-word="false"/>
      <style:text-properties style:font-name="Georgia" fo:font-size="10pt" officeooo:paragraph-rsid="000dbf58" style:font-size-asian="10pt" style:font-size-complex="10pt"/>
    </style:style>
    <style:style style:name="P14" style:family="paragraph" style:parent-style-name="Default_20_Text">
      <style:paragraph-properties fo:text-align="start" style:justify-single-word="false"/>
      <style:text-properties style:font-name="Georgia" fo:font-size="10pt" officeooo:rsid="0008e3c0" style:font-size-asian="10pt" style:font-size-complex="10pt"/>
    </style:style>
    <style:style style:name="P15" style:family="paragraph" style:parent-style-name="Default_20_Text">
      <style:text-properties style:font-name="Georgia" fo:font-size="10pt" officeooo:rsid="00097520" officeooo:paragraph-rsid="00097520" style:font-size-asian="10pt" style:font-size-complex="10pt"/>
    </style:style>
    <style:style style:name="P16" style:family="paragraph" style:parent-style-name="Default_20_Text">
      <style:text-properties style:font-name="Georgia" fo:font-size="12pt" style:font-size-asian="12pt" style:font-size-complex="12pt"/>
    </style:style>
    <style:style style:name="P17" style:family="paragraph" style:parent-style-name="Default_20_Text">
      <style:paragraph-properties fo:margin-left="0.972cm" fo:margin-right="0cm" fo:text-indent="1.251cm" style:auto-text-indent="false">
        <style:tab-stops/>
      </style:paragraph-properties>
      <style:text-properties style:font-name="Georgia" fo:font-size="10pt" officeooo:paragraph-rsid="000af206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068d"/>
    </style:style>
    <style:style style:name="P20" style:family="paragraph" style:parent-style-name="Standard">
      <style:text-properties fo:color="#000000" style:font-name="Monospace1" fo:font-size="10pt" officeooo:rsid="000d068d" officeooo:paragraph-rsid="000d068d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0dbf58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Georgia" fo:font-size="10pt" officeooo:rsid="000dbf58" officeooo:paragraph-rsid="000dbf58" style:font-size-asian="10pt"/>
    </style:style>
    <style:style style:name="P24" style:family="paragraph" style:parent-style-name="Default_20_Text" style:master-page-name="Standard">
      <style:paragraph-properties fo:text-align="center" style:justify-single-word="false" style:page-number="auto" fo:break-before="page"/>
      <style:text-properties style:font-name="Georgia" fo:font-size="16pt" style:font-size-asian="16pt" style:font-size-complex="16pt"/>
    </style:style>
    <style:style style:name="P25" style:family="paragraph" style:parent-style-name="Default_20_Text" style:list-style-name="L1">
      <style:text-properties style:font-name="Georgia" fo:font-size="12pt" style:font-size-asian="12pt" style:font-size-complex="12pt"/>
    </style:style>
    <style:style style:name="P26" style:family="paragraph" style:parent-style-name="Default_20_Text" style:list-style-name="L1">
      <style:text-properties style:font-name="Georgia" fo:font-size="12pt" officeooo:rsid="000ab5e2" officeooo:paragraph-rsid="000ab5e2" style:font-size-asian="12pt" style:font-size-complex="12pt"/>
    </style:style>
    <style:style style:name="P27" style:family="paragraph" style:parent-style-name="Default_20_Text" style:list-style-name="L1">
      <style:text-properties style:font-name="Georgia" fo:font-size="12pt" officeooo:rsid="000af206" officeooo:paragraph-rsid="000af206" style:font-size-asian="12pt" style:font-size-complex="12pt"/>
    </style:style>
    <style:style style:name="P28" style:family="paragraph" style:parent-style-name="Default_20_Text">
      <style:text-properties style:font-name="Georgia" fo:font-size="12pt" officeooo:rsid="000af206" officeooo:paragraph-rsid="000af206" style:font-size-asian="12pt" style:font-size-complex="12pt"/>
    </style:style>
    <style:style style:name="P29" style:family="paragraph" style:parent-style-name="Default_20_Text" style:list-style-name="L2">
      <style:text-properties style:font-name="Georgia" fo:font-size="10pt" officeooo:rsid="00097520" officeooo:paragraph-rsid="00097520" style:font-size-asian="10pt" style:font-size-complex="10pt"/>
    </style:style>
    <style:style style:name="P30" style:family="paragraph" style:parent-style-name="Default_20_Text" style:list-style-name="L2">
      <style:text-properties style:font-name="Georgia" fo:font-size="10pt" officeooo:paragraph-rsid="00097520" style:font-size-asian="10pt" style:font-size-complex="10pt"/>
    </style:style>
    <style:style style:name="P31" style:family="paragraph" style:parent-style-name="Default_20_Text" style:list-style-name="L3">
      <style:text-properties style:font-name="Georgia" fo:font-size="10pt" officeooo:rsid="000ab5e2" officeooo:paragraph-rsid="000ab5e2" style:font-size-asian="10pt" style:font-size-complex="10pt"/>
    </style:style>
    <style:style style:name="P32" style:family="paragraph" style:parent-style-name="Default_20_Text" style:list-style-name="L4">
      <style:text-properties style:font-name="Georgia" fo:font-size="10pt" officeooo:rsid="000ab5e2" officeooo:paragraph-rsid="000af206" style:font-size-asian="10pt" style:font-size-complex="10pt"/>
    </style:style>
    <style:style style:name="P33" style:family="paragraph" style:parent-style-name="Default_20_Text" style:list-style-name="L4">
      <style:text-properties style:font-name="Georgia" fo:font-size="10pt" officeooo:paragraph-rsid="000af206" style:font-size-asian="10pt" style:font-size-complex="10pt"/>
    </style:style>
    <style:style style:name="P34" style:family="paragraph" style:parent-style-name="Default_20_Text" style:list-style-name="L4">
      <style:text-properties style:font-name="Georgia" fo:font-size="10pt" officeooo:rsid="000af206" officeooo:paragraph-rsid="000af206" style:font-size-asian="10pt" style:font-size-complex="10pt"/>
    </style:style>
    <style:style style:name="P35" style:family="paragraph" style:parent-style-name="Default_20_Text">
      <style:text-properties style:font-name="Georgia" fo:font-size="10pt" officeooo:rsid="000d068d" officeooo:paragraph-rsid="000d068d" style:font-size-asian="10pt" style:font-size-complex="10pt"/>
    </style:style>
    <style:style style:name="P36" style:family="paragraph" style:parent-style-name="Default_20_Text">
      <style:text-properties style:font-name="Georgia" fo:font-size="10pt" officeooo:rsid="000dbf58" officeooo:paragraph-rsid="000dbf58" style:font-size-asian="8.75pt" style:font-size-complex="10pt"/>
    </style:style>
    <style:style style:name="P37" style:family="paragraph" style:parent-style-name="Default_20_Text">
      <style:text-properties style:font-name="Georgia" officeooo:rsid="000d068d" officeooo:paragraph-rsid="000d068d"/>
    </style:style>
    <style:style style:name="P38" style:family="paragraph" style:parent-style-name="Default_20_Text" style:list-style-name="L5">
      <style:text-properties style:font-name="Monospace" fo:font-size="10pt" officeooo:rsid="000dbf58" officeooo:paragraph-rsid="000dbf58" style:font-size-asian="8.75pt" style:font-size-complex="10pt"/>
    </style:style>
    <style:style style:name="P39" style:family="paragraph" style:parent-style-name="Default_20_Text" style:list-style-name="L5">
      <style:text-properties style:font-name="Monospace" fo:font-size="10pt" officeooo:rsid="000dbf58" officeooo:paragraph-rsid="0012b448" style:font-size-asian="8.75pt" style:font-size-complex="10pt"/>
    </style:style>
    <style:style style:name="P40" style:family="paragraph" style:parent-style-name="Default_20_Text">
      <style:text-properties officeooo:rsid="000af206" officeooo:paragraph-rsid="000af206"/>
    </style:style>
    <style:style style:name="T1" style:family="text">
      <style:text-properties style:text-position="sub 67%" style:font-name="Georgia" fo:font-size="10pt" style:font-size-asian="10pt" style:font-size-complex="10pt"/>
    </style:style>
    <style:style style:name="T2" style:family="text">
      <style:text-properties style:text-position="sub 67%" style:font-name="Georgia" fo:font-size="10pt" officeooo:rsid="0008e3c0" style:font-size-asian="10pt" style:font-size-complex="10pt"/>
    </style:style>
    <style:style style:name="T3" style:family="text">
      <style:text-properties style:text-position="sub 67%" style:font-name="Georgia" fo:font-size="10pt" officeooo:rsid="0012b448" style:font-size-asian="10pt" style:font-size-complex="10pt"/>
    </style:style>
    <style:style style:name="T4" style:family="text">
      <style:text-properties style:text-position="sub 63%" style:font-name="Georgia" fo:font-size="10pt" style:font-size-asian="10pt" style:font-size-complex="10pt"/>
    </style:style>
    <style:style style:name="T5" style:family="text">
      <style:text-properties officeooo:rsid="0007d1c3"/>
    </style:style>
    <style:style style:name="T6" style:family="text">
      <style:text-properties officeooo:rsid="0008e3c0"/>
    </style:style>
    <style:style style:name="T7" style:family="text">
      <style:text-properties style:text-position="sub 58%" officeooo:rsid="0008e3c0"/>
    </style:style>
    <style:style style:name="T8" style:family="text">
      <style:text-properties style:text-position="sub 58%" fo:font-style="italic" officeooo:rsid="0008e3c0" style:font-style-asian="italic" style:font-style-complex="italic"/>
    </style:style>
    <style:style style:name="T9" style:family="text">
      <style:text-properties style:text-position="sub 58%" style:font-name="Georgia" fo:font-size="10pt" officeooo:rsid="00097520" style:font-size-asian="10pt" style:font-size-complex="10pt"/>
    </style:style>
    <style:style style:name="T10" style:family="text">
      <style:text-properties fo:font-style="italic" officeooo:rsid="0008e3c0" style:font-style-asian="italic" style:font-style-complex="italic"/>
    </style:style>
    <style:style style:name="T11" style:family="text">
      <style:text-properties fo:font-style="italic" officeooo:rsid="000ccab5" style:font-style-asian="italic" style:font-style-complex="italic"/>
    </style:style>
    <style:style style:name="T12" style:family="text">
      <style:text-properties fo:font-style="italic" officeooo:rsid="000fefe4" style:font-style-asian="italic" style:font-style-complex="italic"/>
    </style:style>
    <style:style style:name="T13" style:family="text">
      <style:text-properties style:text-position="0% 100%" fo:font-style="italic" officeooo:rsid="0008e3c0" style:font-style-asian="italic" style:font-style-complex="italic"/>
    </style:style>
    <style:style style:name="T14" style:family="text">
      <style:text-properties style:text-position="0% 100%" fo:font-style="normal" officeooo:rsid="0008e3c0" style:font-style-asian="normal" style:font-style-complex="normal"/>
    </style:style>
    <style:style style:name="T15" style:family="text">
      <style:text-properties style:text-position="0% 100%" style:font-name="Georgia" fo:font-size="10pt" officeooo:rsid="00097520" style:font-size-asian="10pt" style:font-size-complex="10pt"/>
    </style:style>
    <style:style style:name="T16" style:family="text">
      <style:text-properties fo:font-style="normal" officeooo:rsid="0008e3c0" style:font-style-asian="normal" style:font-style-complex="normal"/>
    </style:style>
    <style:style style:name="T17" style:family="text">
      <style:text-properties officeooo:rsid="00097520"/>
    </style:style>
    <style:style style:name="T18" style:family="text">
      <style:text-properties officeooo:rsid="000ab5e2"/>
    </style:style>
    <style:style style:name="T19" style:family="text">
      <style:text-properties officeooo:rsid="000af206"/>
    </style:style>
    <style:style style:name="T20" style:family="text">
      <style:text-properties officeooo:rsid="000ccab5"/>
    </style:style>
    <style:style style:name="T21" style:family="text">
      <style:text-properties officeooo:rsid="000d068d"/>
    </style:style>
    <style:style style:name="T22" style:family="text">
      <style:text-properties fo:color="#000000" style:font-name="Monospace1" fo:font-size="10pt" style:font-size-asian="10pt"/>
    </style:style>
    <style:style style:name="T23" style:family="text">
      <style:text-properties fo:color="#000000" style:font-name="Monospace1" fo:font-size="10pt" officeooo:rsid="000dbf58" style:font-size-asian="10pt"/>
    </style:style>
    <style:style style:name="T24" style:family="text">
      <style:text-properties fo:color="#000000" style:text-position="sub 58%" style:font-name="Georgia" fo:font-size="10pt" fo:font-style="italic" officeooo:rsid="000d068d" style:font-size-asian="10pt" style:font-style-asian="italic" style:font-style-complex="italic"/>
    </style:style>
    <style:style style:name="T25" style:family="text">
      <style:text-properties fo:color="#000000" style:text-position="0% 100%" style:font-name="Georgia" fo:font-size="10pt" fo:font-style="normal" officeooo:rsid="000d068d" style:font-size-asian="10pt" style:font-style-asian="normal" style:font-style-complex="normal"/>
    </style:style>
    <style:style style:name="T26" style:family="text">
      <style:text-properties fo:color="#000000" style:text-position="0% 100%" style:font-name="Georgia" fo:font-size="10pt" fo:font-style="italic" officeooo:rsid="000d068d" style:font-size-asian="10pt" style:font-style-asian="italic" style:font-style-complex="italic"/>
    </style:style>
    <style:style style:name="T27" style:family="text">
      <style:text-properties fo:color="#000000" style:font-name="Georgia" fo:font-size="10pt" officeooo:rsid="000d068d" style:font-size-asian="10pt"/>
    </style:style>
    <style:style style:name="T28" style:family="text">
      <style:text-properties fo:color="#000000" style:font-name="Georgia" fo:font-size="10pt" fo:font-style="italic" officeooo:rsid="000d068d" style:font-size-asian="10pt" style:font-style-asian="italic" style:font-style-complex="italic"/>
    </style:style>
    <style:style style:name="T29" style:family="text">
      <style:text-properties fo:font-size="10pt" officeooo:rsid="000ccab5" style:font-size-asian="10pt" style:font-size-complex="10pt"/>
    </style:style>
    <style:style style:name="T30" style:family="text">
      <style:text-properties fo:font-size="10pt" fo:font-style="italic" officeooo:rsid="000ccab5" style:font-size-asian="10pt" style:font-style-asian="italic" style:font-size-complex="10pt" style:font-style-complex="italic"/>
    </style:style>
    <style:style style:name="T31" style:family="text">
      <style:text-properties style:font-name="Georgia" fo:font-size="10pt" style:font-size-asian="10pt" style:font-size-complex="10pt"/>
    </style:style>
    <style:style style:name="T32" style:family="text">
      <style:text-properties style:font-name="Georgia" fo:font-size="10pt" officeooo:rsid="00097520" style:font-size-asian="10pt" style:font-size-complex="10pt"/>
    </style:style>
    <style:style style:name="T33" style:family="text">
      <style:text-properties style:font-name="Georgia" fo:font-size="10pt" officeooo:rsid="0007d1c3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Wprowadzenie do Algorytmów Ewolucyjnych</text:p>
      <text:p text:style-name="P5">Projekt</text:p>
      <text:p text:style-name="P6"/>
      <text:p text:style-name="P4">Prowadzący: <text:tab/>Dr inż. Marcin Stachura</text:p>
      <text:p text:style-name="P4">Autorzy:<text:tab/>Paulina Szubarczyk</text:p>
      <text:p text:style-name="P4"><text:tab/><text:tab/>Adam Kosiorek</text:p>
      <text:p text:style-name="P4"/>
      <text:list xml:id="list9112505261201880656" text:style-name="L1">
        <text:list-item>
          <text:p text:style-name="P25">Cel projektu.</text:p>
          <text:p text:style-name="P25"/>
        </text:list-item>
      </text:list>
      <text:p text:style-name="P7">Celem projektu jest rozwiązanie zmodyfikowanego problemu komiwojażera za pomocą algorytmów ewolucyjnych: genetycznego i roju.</text:p>
      <text:p text:style-name="P7"/>
      <text:list xml:id="list974994281" text:continue-numbering="true" text:style-name="L1">
        <text:list-item>
          <text:p text:style-name="P25">Opis problemu.</text:p>
        </text:list-item>
      </text:list>
      <text:p text:style-name="P7"/>
      <text:p text:style-name="P7">Modyfikacja problemu polega na tym, że zamiast znaleźć minimalny cykl Hamiltona na skierowanym grafie ważonym należy znaleźć zbiór minimalnych cykli Hamiltona na grafach będących <text:span text:style-name="T5">częściami</text:span> rozpatrywanego grafu. <text:span text:style-name="T5">Podgrafy</text:span> powinny mieć tylko jeden punkt wspólny – miasto bazowe. Ponadto, podział na <text:span text:style-name="T5">części</text:span> powinien być dokonany w ten sposób, że<text:span text:style-name="T5">by</text:span> koszt minimalnego cyklu Hamiltona <text:span text:style-name="T5">w każdym pod</text:span>grafie był możliwie zbliżony do zadanego kosztu.</text:p>
      <text:p text:style-name="P7"/>
      <text:p text:style-name="P7">Tak sformułowany problem ma duże znaczenie praktyczne – pozwala na przykład zaplanować spotkania z klientami w przypadku, gdy sprzedawca nie jest w stanie odwiedzić wszystkich klientów jednego dnia. Jeśli sprzedawca pracuje 8 godzin dziennie, to należy zaplanować ośmiogodzinne wyprawy na każdy dzień tak, aby <text:span text:style-name="T5">odwiedzenie wszystkich klientów wymagało jak najmniej dni roboczych.</text:span></text:p>
      <text:p text:style-name="P7"/>
      <text:list xml:id="list388423851" text:continue-numbering="true" text:style-name="L1">
        <text:list-item>
          <text:p text:style-name="P25">Problem optymalizacji.</text:p>
        </text:list-item>
      </text:list>
      <text:p text:style-name="P7"/>
      <text:p text:style-name="P8"><text:tab/>Niech:</text:p>
      <text:p text:style-name="P8"/>
      <text:p text:style-name="P9"><text:span text:style-name="T5"><text:tab/></text:span>G(V, E) będzie ważonym grafem skierowanym,</text:p>
      <text:p text:style-name="P1"><text:span text:style-name="T31"><text:tab/> V – zbiór wierzchołków grafu G - <text:s/>będzie zbiorem miast V = { v</text:span><text:span text:style-name="Default_20_Paragraph_20_Font"><text:span text:style-name="T1">1</text:span></text:span><text:span text:style-name="T31">, v</text:span><text:span text:style-name="Default_20_Paragraph_20_Font"><text:span text:style-name="T1">2</text:span></text:span><text:span text:style-name="T31">, … , v</text:span><text:span text:style-name="Default_20_Paragraph_20_Font"><text:span text:style-name="T1">V</text:span></text:span><text:span text:style-name="Default_20_Paragraph_20_Font"><text:span text:style-name="T4"> </text:span></text:span><text:span text:style-name="T31">},</text:span></text:p>
      <text:p text:style-name="P1"><text:span text:style-name="T31"><text:tab/> E – zbiór krawędzi grafu G </text:span><text:span text:style-name="T32">o wagach |E</text:span><text:span text:style-name="T9">ij</text:span><text:span text:style-name="T15">|</text:span><text:span text:style-name="T31">, E = {E</text:span><text:span text:style-name="Default_20_Paragraph_20_Font"><text:span text:style-name="T1">11</text:span></text:span><text:span text:style-name="T31">, E</text:span><text:span text:style-name="Default_20_Paragraph_20_Font"><text:span text:style-name="T1">12</text:span></text:span><text:span text:style-name="T31">, … , E</text:span><text:span text:style-name="Default_20_Paragraph_20_Font"><text:span text:style-name="T1">1V</text:span></text:span><text:span text:style-name="T31">, E</text:span><text:span text:style-name="Default_20_Paragraph_20_Font"><text:span text:style-name="T1">21</text:span></text:span><text:span text:style-name="T31">, … , E</text:span><text:span text:style-name="Default_20_Paragraph_20_Font"><text:span text:style-name="T1">VV</text:span></text:span><text:span text:style-name="T31"> } będzie zbiorem dróg między miastami,</text:span></text:p>
      <text:p text:style-name="P9"/>
      <text:p text:style-name="P1"><text:span text:style-name="T31">Jeśli krawęd</text:span><text:span text:style-name="T32">ź</text:span><text:span text:style-name="T31"> E</text:span><text:span text:style-name="Default_20_Paragraph_20_Font"><text:span text:style-name="T1">ij</text:span></text:span><text:span text:style-name="T31"> nie istnieje lub i = j to </text:span><text:span text:style-name="T31"><draw:frame draw:style-name="fr1" draw:name="Object1" text:anchor-type="as-char" svg:width="1.547cm" svg:height="0.533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31">. </text:span></text:p>
      <text:p text:style-name="P9"/>
      <text:p text:style-name="P1"><text:span text:style-name="T31">Niech M będzie zbiorem cykli M = { m</text:span><text:span text:style-name="Default_20_Paragraph_20_Font"><text:span text:style-name="T1">1</text:span></text:span><text:span text:style-name="T31">, m</text:span><text:span text:style-name="Default_20_Paragraph_20_Font"><text:span text:style-name="T1">2</text:span></text:span><text:span text:style-name="T31">, … , m</text:span><text:span text:style-name="Default_20_Paragraph_20_Font"><text:span text:style-name="T1">M</text:span></text:span><text:span text:style-name="T31"> } takich, że m</text:span><text:span text:style-name="Default_20_Paragraph_20_Font"><text:span text:style-name="T1">i</text:span></text:span><text:span text:style-name="T31"> = { </text:span><text:span text:style-name="T33">w</text:span><text:span text:style-name="Default_20_Paragraph_20_Font"><text:span text:style-name="T1">1</text:span></text:span><text:span text:style-name="T31">, </text:span><text:span text:style-name="T33">w</text:span><text:span text:style-name="Default_20_Paragraph_20_Font"><text:span text:style-name="T1">2</text:span></text:span><text:span text:style-name="T31">, … , </text:span><text:span text:style-name="T33">w</text:span><text:span text:style-name="Default_20_Paragraph_20_Font"><text:span text:style-name="T1">N</text:span></text:span><text:span text:style-name="Default_20_Paragraph_20_Font"><text:span text:style-name="T2">i</text:span></text:span><text:span text:style-name="Default_20_Paragraph_20_Font"><text:span text:style-name="T1"> </text:span></text:span><text:span text:style-name="T31">}, gdzie</text:span></text:p>
      <text:p text:style-name="P1"><text:span text:style-name="T33">w</text:span><text:span text:style-name="Default_20_Paragraph_20_Font"><text:span text:style-name="T1">1 </text:span></text:span><text:span text:style-name="T31">= w</text:span><text:span text:style-name="Default_20_Paragraph_20_Font"><text:span text:style-name="T1">N</text:span></text:span><text:span text:style-name="Default_20_Paragraph_20_Font"><text:span text:style-name="T3">i</text:span></text:span><text:span text:style-name="Default_20_Paragraph_20_Font"><text:span text:style-name="T1"> </text:span></text:span><text:span text:style-name="T31">= v</text:span><text:span text:style-name="Default_20_Paragraph_20_Font"><text:span text:style-name="T1">p</text:span></text:span><text:span text:style-name="T31"> i </text:span><text:span text:style-name="T31"><draw:frame draw:style-name="fr1" draw:name="Object2" text:anchor-type="as-char" svg:width="1.24cm" svg:height="0.53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31"> <text:s/>, tzn. każdy cykl zaczyna się i kończy w mieście początkowym v</text:span><text:span text:style-name="Default_20_Paragraph_20_Font"><text:span text:style-name="T1">p</text:span></text:span><text:span text:style-name="T31"> .</text:span></text:p>
      <text:p text:style-name="P7"/>
      <text:p text:style-name="P7"><text:tab/>Należy zminimalizować funkcję celu daną jako:</text:p>
      <text:p text:style-name="P7"/>
      <text:p text:style-name="P10"><draw:frame draw:style-name="fr2" draw:name="2" text:anchor-type="as-char" svg:width="4.979cm" style:rel-width="scale" svg:height="1.139cm" style:rel-height="scale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tab/>gdzie:</text:p>
      <text:p text:style-name="P11"><text:tab/><draw:frame draw:style-name="fr2" draw:name="3" text:anchor-type="as-char" svg:width="3.542cm" style:rel-width="scale" svg:height="1.177cm" style:rel-height="scale" draw:z-index="0"><draw:object xlink:href="./Object 3" xlink:type="simple" xlink:show="embed" xlink:actuate="onLoad"/><draw:image xlink:href="./ObjectReplacements/Object 3" xlink:type="simple" xlink:show="embed" xlink:actuate="onLoad"/></draw:frame><text:tab/><text:span text:style-name="T6">koszt cyklu m</text:span><text:span text:style-name="T7">i</text:span></text:p>
      <text:p text:style-name="P11"><text:tab/><draw:frame draw:style-name="fr2" draw:name="4" text:anchor-type="as-char" svg:width="2.36cm" style:rel-width="scale" svg:height="0.598cm" style:rel-height="scale" draw:z-index="1"><draw:object xlink:href="./Object 4" xlink:type="simple" xlink:show="embed" xlink:actuate="onLoad"/><draw:image xlink:href="./ObjectReplacements/Object 4" xlink:type="simple" xlink:show="embed" xlink:actuate="onLoad"/></draw:frame><text:tab/><text:tab/><text:span text:style-name="T6">funkcja określająca odległość kosztu cyklu </text:span><text:span text:style-name="T10">i</text:span><text:span text:style-name="T6"> od zadanego kosztu </text:span><text:span text:style-name="T10">x</text:span></text:p>
      <text:p text:style-name="P11"><text:span text:style-name="T6"><text:tab/></text:span><text:span text:style-name="T10">a</text:span><text:span text:style-name="T16"> <text:s/><text:tab/><text:tab/><text:tab/>współczynnik skalujący</text:span></text:p>
      <text:p text:style-name="P14"/>
      <text:p text:style-name="P13"><text:span text:style-name="T6">Funkcja </text:span><text:span text:style-name="T10">f</text:span><text:span text:style-name="T8">g </text:span><text:span text:style-name="T13">powinna być monotoniczna względem wyrażenia |f</text:span><text:span text:style-name="T8">d</text:span><text:span text:style-name="T13"> – x|</text:span><text:span text:style-name="T14"> oraz równa zeru w przypadku, </text:span></text:p>
      <text:p text:style-name="P13"><text:span text:style-name="T14">gdy </text:span><text:span text:style-name="T13">f</text:span><text:span text:style-name="T8">d</text:span><text:span text:style-name="T13"> = x.</text:span></text:p>
      <text:p text:style-name="P7"/>
      <text:list xml:id="list1722218258" text:continue-numbering="true" text:style-name="L1">
        <text:list-item>
          <text:p text:style-name="P25">Opis algorytmu.</text:p>
        </text:list-item>
      </text:list>
      <text:p text:style-name="P7"/>
      <text:p text:style-name="P15">Zastosowany algorytm jest połączeniem algorytmów optymalizacji ewolucyjnej: roju i genetycznego wraz z algorytmem symulowanego wyżarzania <text:span text:style-name="T20">zgodnie z [</text:span><text:span text:style-name="T21">2</text:span><text:span text:style-name="T20">]</text:span>. Algorytmy ewolucyjne są obarczone dość dużym ryzykiem zatrzymania się w optimum lokalnym. Algorytm genetyczn<text:span text:style-name="T19">y</text:span> ma większą szansę <text:span text:style-name="T19">znalezienia </text:span><text:span text:style-name="T19">optimum globalnego</text:span> za sprawą operatora mutacji, który wprowadza element losowości. </text:p>
      <text:p text:style-name="P15"><text:soft-page-break/></text:p>
      <text:p text:style-name="P15">Mechanizm symulowanego wyżarzania w odniesieniu do algorytmów ewolucyjnych sprowadza się do eksploatacji sąsiedztwa danego osobnika, co pozwala znaleźć najlepsze rozwiązanie w tym otoczeniu.</text:p>
      <text:p text:style-name="P15"/>
      <text:p text:style-name="P15">Połączenie algorytmu genetycznego i roju w proponowanym rozwiązaniu polega na tym, że:</text:p>
      <text:list xml:id="list3166660623710740061" text:style-name="L2">
        <text:list-item>
          <text:p text:style-name="P29">Osobniki podlegają mutacji i krzyżowaniu – algorytm genetyczny.</text:p>
        </text:list-item>
        <text:list-item>
          <text:p text:style-name="P29">Krzyżowanie odbywa się pomiędzy osobnikiem (jego aktualnym położeniem), najlepszym znanym położeniem tego osobnika oraz najlepszym znanym położeniem spośród wszystkich osobników – algorytm roju.</text:p>
        </text:list-item>
        <text:list-item>
          <text:p text:style-name="P30"><text:span text:style-name="T17">Symulowane wyżarzanie </text:span><text:span text:style-name="T18">tworzy zbiór mutacji osobnika oraz wybiera najlepszą mutację ze zbioru.</text:span></text:p>
        </text:list-item>
      </text:list>
      <text:p text:style-name="P15"/>
      <text:list xml:id="list1130290519" text:continue-list="list1722218258" text:style-name="L1">
        <text:list-item>
          <text:p text:style-name="P26">Operatory.</text:p>
        </text:list-item>
      </text:list>
      <text:list xml:id="list643088559901231834" text:style-name="L3">
        <text:list-item>
          <text:p text:style-name="P31">Operator mutacji:</text:p>
        </text:list-item>
      </text:list>
      <text:p text:style-name="P17">Mutacja zachodzi zgodnie z jedną z trzech możliwości:</text:p>
      <text:list xml:id="list7825453405605146325" text:style-name="L4">
        <text:list-item>
          <text:list>
            <text:list-item>
              <text:list>
                <text:list-item>
                  <text:list>
                    <text:list-item>
                      <text:p text:style-name="P33">zamiana dwóch miast miejscami</text:p>
                    </text:list-item>
                    <text:list-item>
                      <text:p text:style-name="P33">dodanie miasta <text:span text:style-name="T19">bazowego</text:span></text:p>
                    </text:list-item>
                    <text:list-item>
                      <text:p text:style-name="P32">usunięcie miasta <text:span text:style-name="T19">bazowego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95354855" text:continue-list="list643088559901231834" text:style-name="L3">
        <text:list-item>
          <text:p text:style-name="P31">Operator krzyżowania:</text:p>
        </text:list-item>
      </text:list>
      <text:p text:style-name="P17"><text:span text:style-name="T19">Wykonywane są następujące kroki</text:span>:</text:p>
      <text:list xml:id="list605779422" text:continue-list="list7825453405605146325" text:style-name="L4">
        <text:list-item>
          <text:list>
            <text:list-item>
              <text:list>
                <text:list-item>
                  <text:list>
                    <text:list-item>
                      <text:p text:style-name="P34">Wybieranie losowego fragmentu scieżki osobnika bazowego</text:p>
                    </text:list-item>
                    <text:list-item>
                      <text:p text:style-name="P34">Umieszczenie tego fragmentu w scieżce docelowej pod tymi samymi indeksami, pod jakimi scieżka ta figurowała w osobniku bazowym.</text:p>
                    </text:list-item>
                    <text:list-item>
                      <text:p text:style-name="P34">Usunięcie powtarzających się elementów.</text:p>
                      <text:p text:style-name="P34"/>
                    </text:list-item>
                  </text:list>
                </text:list-item>
              </text:list>
            </text:list-item>
          </text:list>
        </text:list-item>
      </text:list>
      <text:list xml:id="list1300718268" text:continue-list="list1130290519" text:style-name="L1">
        <text:list-item>
          <text:p text:style-name="P25">Przykładowe wyniki.</text:p>
          <text:p text:style-name="P25"/>
        </text:list-item>
      </text:list>
      <text:p text:style-name="P35">Wyniki uzyskane dla przykładowego pełnego grafu skierowanego o 20 wierzchołkach, gdzie średna waga krawędzi wynosi 10.55, a zadany koszt przejścia pojedynczego cyklu to 20 jednostek:</text:p>
      <text:p text:style-name="P35"/>
      <text:p text:style-name="P20">Shortest Route: </text:p>
      <text:p text:style-name="P21">Route: [1, 4, 13, 16, 17, 18, 12, 0, 1] Cost: 23.0</text:p>
      <text:p text:style-name="P21">Route: [1, 19, 7, 3, 2, 10, 8, 1] Cost: 19.0</text:p>
      <text:p text:style-name="P21">Route: [1, 9, 15, 5, 11, 14, 6, 1] Cost: 18.0</text:p>
      <text:p text:style-name="P21">Overall cost: 60.0</text:p>
      <text:p text:style-name="P21"/>
      <text:p text:style-name="P21">Shortest Route: </text:p>
      <text:p text:style-name="P21">Route: [1, 15, 5, 2, 3, 14, 6, 1] Cost: 21.0</text:p>
      <text:p text:style-name="P21">Route: [1, 19, 4, 13, 16, 17, 10, 8, 1] Cost: 19.0</text:p>
      <text:p text:style-name="P21">Route: [1, 9, 11, 18, 12, 7, 0, 1] Cost: 22.0</text:p>
      <text:p text:style-name="P18"><text:span text:style-name="T22">Overall cost: 62.</text:span><text:span text:style-name="T23">0</text:span></text:p>
      <text:p text:style-name="P22"/>
      <text:p text:style-name="P23">Dla porównania czysty algorytm PSO nie znajdował scieżek (bez powrotu do miasta 1.) o koszcie mniejszym niż 120 jednostek.</text:p>
      <text:p text:style-name="P21"/>
      <text:p text:style-name="P19"><text:span text:style-name="T27">Znalezienie drogi optymalnej w danym zastosowaniu, tzn. uwzględniającej to, priorytetowość całkowitej długości scieżki oraz odstępstwa długości poszczególnych cykli od zadanej wartości zależy od zadanej funkcji </text:span><text:span text:style-name="T28">f</text:span><text:span text:style-name="T24">g</text:span><text:span text:style-name="T25"> oraz od parametru skalującego </text:span><text:span text:style-name="T26">a</text:span><text:span text:style-name="T25">.</text:span></text:p>
      <text:p text:style-name="P37"/>
      <text:list xml:id="list261406589" text:continue-numbering="true" text:style-name="L1">
        <text:list-item>
          <text:p text:style-name="P25">Podsumowanie.</text:p>
        </text:list-item>
      </text:list>
      <text:p text:style-name="P16"/>
      <text:p text:style-name="P36">Algorytmy ewolucyjne poprzez optymalizację pewnej funkcji celu pozwalają rozwiązywać zagadnienia, których natury nie jesteśmy w pełni świadomi. Problem komiwojażera jest problemem NP-trudnym, a mimo to jesteśmy w stanie znaleźć rozwiązanie zbliżone do optymalnego. Algorytm genetyczny jest nieco wolniejszy <text:s/>i bardziej wymagający obliczeniowo od algorytmu roju, ale pozwala uniknąć lokalnych minimów. <text:s/>Połączenie tych dwóch algorytmów oraz wykorzystanie symulowanego wyżarzania pozwala na stosunkowo szybkie i efektywne przeszukiwanie przestrzeni rozwiązań i daje dużo lepsze efekty niż którykolwiek z rozważanych algorytmów z osobna.</text:p>
      <text:p text:style-name="P36"/>
      <text:p text:style-name="P36"/>
      <text:p text:style-name="P36"/>
      <text:p text:style-name="P36"/>
      <text:list xml:id="list1192906105" text:continue-numbering="true" text:style-name="L1">
        <text:list-item>
          <text:p text:style-name="P27"><text:soft-page-break/>Pseudokod.</text:p>
        </text:list-item>
      </text:list>
      <text:p text:style-name="P28"/>
      <text:list xml:id="list6777445977464068412" text:style-name="L5">
        <text:list-item>
          <text:p text:style-name="P38">Inicjalizacja</text:p>
        </text:list-item>
        <text:list-item>
          <text:p text:style-name="P38">Dopóki warunek końca nie jest spełniony:</text:p>
          <text:list>
            <text:list-item>
              <text:p text:style-name="P38">Dla wszystkich osobników:</text:p>
              <text:list>
                <text:list-item>
                  <text:p text:style-name="P38">symulowane wyżarzanie(osobnik)</text:p>
                </text:list-item>
              </text:list>
            </text:list-item>
            <text:list-item>
              <text:p text:style-name="P39">obniż temperaturę</text:p>
            </text:list-item>
            <text:list-item>
              <text:p text:style-name="P38">aktualizacja najlepszej scieżki(globalnie)</text:p>
            </text:list-item>
            <text:list-item>
              <text:p text:style-name="P38">Dla wszystkich osobników:</text:p>
              <text:list>
                <text:list-item>
                  <text:p text:style-name="P38">krzyżuj(osobnik, najlepsza scieżka osobnika)</text:p>
                </text:list-item>
                <text:list-item>
                  <text:p text:style-name="P38">krzyżuj(osobnik, najlepsza scieżka globalna)</text:p>
                </text:list-item>
              </text:list>
            </text:list-item>
            <text:list-item>
              <text:p text:style-name="P38">aktualizacja najlepszej scieżki(globalnie)</text:p>
            </text:list-item>
          </text:list>
        </text:list-item>
      </text:list>
      <text:p text:style-name="P28"/>
      <text:list xml:id="list2029262719" text:continue-list="list1192906105" text:style-name="L1">
        <text:list-item>
          <text:p text:style-name="P27">Bibliografia.</text:p>
        </text:list-item>
      </text:list>
      <text:p text:style-name="P40"/>
      <text:p text:style-name="P3"><text:span text:style-name="T20">[1]<text:tab/>Dr inż. Marcin Stachura, Materiały do wykładu: Wprowadzenie do Algorytmów Ewolucyjnych, </text:span><text:span text:style-name="T11">Politechnika <text:tab/>Warszawska, 20</text:span><text:span text:style-name="T12">13</text:span></text:p>
      <text:p text:style-name="P2"><text:span text:style-name="T29">[2] <text:s/><text:tab/>Luping Fang et at, Particle Swarm Optimization with Simulated Annealing for TSP, </text:span><text:span text:style-name="T30">Proceedings of the 6th <text:tab/>WSEAS Int. Conf. on Artificial Intelligence, Knowledge Engineering and Data Bases, 2007</text:span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onospace1" svg:font-family="Monospace" style:font-family-generic="roman"/>
    <style:font-face style:name="Lohit Hindi" svg:font-family="'Lohit Hindi'" style:font-family-generic="system"/>
    <style:font-face style:name="OpenSymbol" svg:font-family="OpenSymbol" style:font-family-generic="system"/>
    <style:font-face style:name="Monospace" svg:font-family="Monospace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Default_20_Text" style:display-name="Default Text" style:family="paragraph">
      <style:paragraph-properties fo:hyphenation-ladder-count="no-limit"/>
      <style:text-properties fo:hyphenate="false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_20_Single" style:class="list">
      <style:paragraph-properties fo:hyphenation-ladder-count="no-limit"/>
      <style:text-properties fo:hyphenate="false"/>
    </style:style>
    <style:style style:name="Caption" style:family="paragraph" style:parent-style-name="Default_20_Text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tab/><text:tab/>Warszawa, 5.09.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dc:description/>
    <dc:subject/>
    <meta:initial-creator>Adam Kosiorek</meta:initial-creator>
    <dc:creator>Adam Kosiorek</dc:creator>
    <meta:creation-date>2013-08-28T12:14:00Z</meta:creation-date>
    <dc:date>2013-09-04T22:07:40</dc:date>
    <meta:editing-cycles>14</meta:editing-cycles>
    <meta:editing-duration>PT3H50M39S</meta:editing-duration>
    <meta:document-statistic meta:table-count="0" meta:image-count="0" meta:object-count="5" meta:page-count="3" meta:paragraph-count="76" meta:word-count="817" meta:character-count="5615" meta:non-whitespace-character-count="485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∈</mo>
        <mi>V</mi>
      </mrow>
    </mrow>
    <annotation encoding="StarMath 5.0">w_{i} in V </annotation>
  </semantics>
</math>
</file>

<file path=Object 2/content.xml><?xml version="1.0" encoding="utf-8"?>
<math xmlns="http://www.w3.org/1998/Math/MathML">
  <semantics>
    <mrow>
      <mi>C</mi>
      <mrow>
        <mfenced open="(" close=")">
          <mrow>
            <mi>M</mi>
          </mrow>
        </mfenced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i>M</mi>
          </munderover>
          <mo stretchy="false">[</mo>
        </mrow>
      </mrow>
      <msub>
        <mi>f</mi>
        <mi>d</mi>
      </msub>
      <mrow>
        <mfenced open="(" close=")">
          <mrow>
            <msub>
              <mi>m</mi>
              <mi>i</mi>
            </msub>
          </mrow>
        </mfenced>
        <mo stretchy="false">+</mo>
        <mi>a</mi>
      </mrow>
      <msub>
        <mi>f</mi>
        <mi>g</mi>
      </msub>
      <mfenced open="(" close=")">
        <mrow>
          <msub>
            <mi>m</mi>
            <mi>i</mi>
          </msub>
        </mrow>
      </mfenced>
      <mo stretchy="false">]</mo>
    </mrow>
    <annotation encoding="StarMath 5.0">C  left ( M  right ) =  sum csub { i = 1 } csup M
\[ f_d left ( m_i right )  + a f_g  left ( m_i  right ) \]</annotation>
  </semantics>
</math>
</file>

<file path=Object 3/content.xml><?xml version="1.0" encoding="utf-8"?>
<math xmlns="http://www.w3.org/1998/Math/MathML">
  <semantics>
    <mrow>
      <mrow>
        <msub>
          <mi>f</mi>
          <mi>d</mi>
        </msub>
        <mrow>
          <mfenced open="(" close=")">
            <mrow>
              <msub>
                <mi>m</mi>
                <mi>i</mi>
              </msub>
            </mrow>
          </mfenced>
          <mo stretchy="false">=</mo>
          <mstyle mathvariant="italic">
            <mrow>
              <mtext> </mtext>
            </mrow>
          </mstyle>
        </mrow>
        <mrow>
          <mrow>
            <munderover>
              <mo stretchy="false">∑</mo>
              <mi>j</mi>
              <mrow>
                <msub>
                  <mi>N</mi>
                  <mi>i</mi>
                </msub>
              </mrow>
            </munderover>
            <mrow>
              <mo stretchy="false">∣</mo>
              <mrow>
                <msub>
                  <mi>E</mi>
                  <mrow>
                    <msub>
                      <mi>w</mi>
                      <mi>j</mi>
                    </msub>
                    <msub>
                      <mi>w</mi>
                      <mrow>
                        <mrow>
                          <mi>j</mi>
                          <mo stretchy="false">+</mo>
                          <mn>1</mn>
                        </mrow>
                      </mrow>
                    </msub>
                  </mrow>
                </msub>
              </mrow>
              <mo stretchy="false">∣</mo>
            </mrow>
          </mrow>
        </mrow>
      </mrow>
    </mrow>
    <annotation encoding="StarMath 5.0">{f_d left ( m_i right )  =italic " " { sum csub j csup {N_i} lline E_{w_j w_{j+1}} rline }}</annotation>
  </semantics>
</math>
</file>

<file path=Object 4/content.xml><?xml version="1.0" encoding="utf-8"?>
<math xmlns="http://www.w3.org/1998/Math/MathML">
  <semantics>
    <mrow>
      <msub>
        <mi>f</mi>
        <mi>g</mi>
      </msub>
      <mfenced open="(" close=")">
        <mrow>
          <mrow>
            <msub>
              <mrow>
                <mi>x</mi>
                <mi>,</mi>
                <msub>
                  <mi>f</mi>
                  <mi>d</mi>
                </msub>
                <mo stretchy="false">(</mo>
                <mi>m</mi>
              </mrow>
              <mi>i</mi>
            </msub>
            <mo stretchy="false">)</mo>
          </mrow>
        </mrow>
      </mfenced>
    </mrow>
    <annotation encoding="StarMath 5.0">f_g left ( {{x , f_d  \(  m}_i  \)} right )</annotation>
  </semantics>
</math>
</file>

<file path=Object 5/content.xml><?xml version="1.0" encoding="utf-8"?>
<math xmlns="http://www.w3.org/1998/Math/MathML">
  <semantics>
    <mrow>
      <mrow>
        <mrow>
          <mo stretchy="false">∣</mo>
          <mrow>
            <msub>
              <mi>E</mi>
              <mrow>
                <mi mathvariant="italic">ij</mi>
              </mrow>
            </msub>
          </mrow>
          <mo stretchy="false">∣</mo>
        </mrow>
        <mo stretchy="false">=</mo>
        <mo stretchy="false">∞</mo>
      </mrow>
    </mrow>
    <annotation encoding="StarMath 5.0">lline E_{ij} rline = infinity </annotation>
  </semantics>
</math>
</file>